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3BEA07B4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1cm" style:rel-column-width="579*"/>
    </style:style>
    <style:style style:name="Table4.B" style:family="table-column">
      <style:table-column-properties style:column-width="4.293cm" style:rel-column-width="2434*"/>
    </style:style>
    <style:style style:name="Table4.C" style:family="table-column">
      <style:table-column-properties style:column-width="6.899cm" style:rel-column-width="3911*"/>
    </style:style>
    <style:style style:name="Table4.D" style:family="table-column">
      <style:table-column-properties style:column-width="2.397cm" style:rel-column-width="135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7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Footer">
      <style:paragraph-properties fo:text-align="end" style:justify-single-word="false"/>
      <style:text-properties fo:color="#000080"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ápisnica zo stretnutia č. 1</text:p>
      <text:p text:style-name="P4"/>
      <text:p text:style-name="P5"><text:span text:style-name="T1">Dátum konania:</text:span> 9.10.2007</text:p>
      <text:p text:style-name="P5"><text:span text:style-name="T1">Miesto konania:</text:span> Softvérové štúdio (D07b)</text:p>
      <text:p text:style-name="P5"/>
      <text:h text:style-name="Heading_20_1" text:outline-level="1">Zúčastnení</text:h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Členovia tímu:</text:p>
          </table:table-cell>
          <table:table-cell table:style-name="Table2.B1" office:value-type="string">
            <text:p text:style-name="P9">Ľuboš Bartoš (LB)</text:p>
            <text:p text:style-name="P9">Peter Cích (PC)</text:p>
            <text:p text:style-name="P9">Pavol Fábik (PF)</text:p>
            <text:p text:style-name="P9">Ján Garaj (JG)</text:p>
            <text:p text:style-name="P9">Jozef Hergott (JHE)</text:p>
            <text:p text:style-name="P9">Jozef Hopko (JHO)</text:p>
          </table:table-cell>
        </table:table-row>
        <table:table-row>
          <table:table-cell table:style-name="Table2.A2" office:value-type="string">
            <text:p text:style-name="P9">Pedagóg:</text:p>
          </table:table-cell>
          <table:table-cell table:style-name="Table2.B2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/>
          </table:table-cell>
        </table:table-row>
      </table:table>
      <text:p text:style-name="P2"/>
      <text:h text:style-name="Heading_20_1" text:outline-level="1">Téma stretnutia</text:h>
      <text:p text:style-name="P2"><text:tab/></text:p>
      <text:p text:style-name="P2"><text:tab/>Úvodné stretnutie.</text:p>
      <text:p text:style-name="P2"/>
      <text:h text:style-name="Heading_20_1" text:outline-level="1">Priebeh stretnutia</text:h>
      <text:p text:style-name="Text_20_body"/>
      <text:list text:style-name="L1">
        <text:list-item>
          <text:p text:style-name="P18"><text:span text:style-name="T4">z</text:span><text:span text:style-name="T2">hodn</text:span><text:span text:style-name="T2">otenie ponuky nášho tímu, určenie nedostatkov v ponuke</text:span></text:p>
        </text:list-item>
        <text:list-item>
          <text:p text:style-name="P13">diskusia o minuloročných projektoch</text:p>
        </text:list-item>
        <text:list-item>
          <text:p text:style-name="P13">oboznámenie sa s dôvodom, prečo neboli nasadené systémy vytvorené v minulom roku</text:p>
        </text:list-item>
        <text:list-item>
          <text:p text:style-name="P13">organizačné pokyny ohľadom zápisníc, webovej prezentácie, </text:p>
        </text:list-item>
        <text:list-item>
          <text:p text:style-name="P13">diskusia o určení rolí v tíme</text:p>
        </text:list-item>
        <text:list-item>
          <text:p text:style-name="P13">určenie najbližších úloh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Stanovenie nových úloh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>
          <table:table-cell table:style-name="Table4.A1" office:value-type="string">
            <text:p text:style-name="P10">ID</text:p>
          </table:table-cell>
          <table:table-cell table:style-name="Table4.A1" office:value-type="string">
            <text:p text:style-name="P10">Člen tímu</text:p>
          </table:table-cell>
          <table:table-cell table:style-name="Table4.A1" office:value-type="string">
            <text:p text:style-name="P10">Úloha</text:p>
          </table:table-cell>
          <table:table-cell table:style-name="Table4.A1" office:value-type="string">
            <text:p text:style-name="P10">Začiatok</text:p>
          </table:table-cell>
          <table:table-cell table:style-name="Table4.E1" office:value-type="string">
            <text:p text:style-name="P10">Koniec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celý tím</text:p>
          </table:table-cell>
          <table:table-cell table:style-name="Table4.A2" office:value-type="string">
            <text:p text:style-name="P9">analýza pôvodného systému</text:p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celý tím</text:p>
          </table:table-cell>
          <table:table-cell table:style-name="Table4.A2" office:value-type="string">
            <text:p text:style-name="P9">naša analýza problému</text:p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celý tím</text:p>
          </table:table-cell>
          <table:table-cell table:style-name="Table4.A2" office:value-type="string">
            <text:p text:style-name="P9">definovanie rozsahu našej nadstavby na doterajší systém</text:p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LB</text:p>
          </table:table-cell>
          <table:table-cell table:style-name="Table4.A2" office:value-type="string">
            <text:p text:style-name="P9">vytvorenie web prezentácie</text:p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5</text:p>
          </table:table-cell>
          <table:table-cell table:style-name="Table4.A2" office:value-type="string">
            <text:p text:style-name="P9">PC</text:p>
          </table:table-cell>
          <table:table-cell table:style-name="Table4.A2" office:value-type="string">
            <text:p text:style-name="P9">vytvorenie plánu</text:p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>6</text:p>
          </table:table-cell>
          <table:table-cell table:style-name="Table4.A2" office:value-type="string">
            <text:p text:style-name="P9">doc. Ing. Jana Minárová, PhD.</text:p>
          </table:table-cell>
          <table:table-cell table:style-name="Table4.A2" office:value-type="string">
            <text:p text:style-name="P9">upresnenie podmienok pripojenia k univerzitnej <text:s/>DB <text:s/></text:p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</table:table>
      <text:p text:style-name="P2"/>
      <text:p text:style-name="P2"/>
      <text:p text:style-name="P3">Zapisoval: <text:span text:style-name="T3">Ľuboš Barto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y="-0.097cm" svg:width="2.556cm" svg:height="0.998cm" draw:z-index="1"><draw:image xlink:href="Pictures/10000000000000970000003BEA07B481.png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10T00:15:29</dc:date>
    <meta:editing-cycles>35</meta:editing-cycles>
    <meta:editing-duration>PT2H13M1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2" meta:word-count="142" meta:character-count="947"/>
  </office:meta>
</office:document-meta>
</file>